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de3" officeooo:paragraph-rsid="000e0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NSI n°2 : Matthieu LECLER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1-24T21:08:53.012000000</meta:creation-date>
    <dc:date>2023-11-24T21:09:41.974000000</dc:date>
    <meta:editing-duration>PT51S</meta:editing-duration>
    <meta:editing-cycles>1</meta:editing-cycles>
    <meta:document-statistic meta:table-count="0" meta:image-count="0" meta:object-count="0" meta:page-count="1" meta:paragraph-count="1" meta:word-count="6" meta:character-count="33" meta:non-whitespace-character-count="28"/>
    <meta:generator>LibreOffice/6.4.2.2$Windows_X86_64 LibreOffice_project/4e471d8c02c9c90f512f7f9ead8875b57fcb1ec3</meta:generator>
  </office:meta>
</office:document-meta>
</file>